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6.90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Arkusz1" table:style-name="ta1">
        <table:table-column table:style-name="co2" table:default-cell-style-name="ce2"/>
        <table:table-column table:style-name="co4" table:number-columns-repeated="1023" table:default-cell-style-name="ce2"/>
        <table:table-row table:style-name="ro1">
          <table:table-cell office:value-type="string" calcext:value-type="string">
            <text:p>Typ\Ro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ez Poznania</text:p>
          </table:table-cell>
          <table:table-cell office:value-type="float" office:value="18771000" calcext:value-type="float">
            <text:p>18771000</text:p>
          </table:table-cell>
          <table:table-cell office:value-type="float" office:value="20451600" calcext:value-type="float">
            <text:p>20451600</text:p>
          </table:table-cell>
          <table:table-cell office:value-type="float" office:value="22091220" calcext:value-type="float">
            <text:p>22091220</text:p>
          </table:table-cell>
          <table:table-cell office:value-type="float" office:value="23636346" calcext:value-type="float">
            <text:p>23636346</text:p>
          </table:table-cell>
          <table:table-cell office:value-type="float" office:value="24452817" calcext:value-type="float">
            <text:p>24452817</text:p>
          </table:table-cell>
          <table:table-cell office:value-type="float" office:value="25041966" calcext:value-type="float">
            <text:p>25041966</text:p>
          </table:table-cell>
          <table:table-cell office:value-type="float" office:value="25581504" calcext:value-type="float">
            <text:p>25581504</text:p>
          </table:table-cell>
          <table:table-cell office:value-type="float" office:value="25846686" calcext:value-type="float">
            <text:p>25846686</text:p>
          </table:table-cell>
          <table:table-cell office:value-type="float" office:value="25920906" calcext:value-type="float">
            <text:p>25920906</text:p>
          </table:table-cell>
          <table:table-cell office:value-type="float" office:value="25935696" calcext:value-type="float">
            <text:p>259356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Z Poznaniem</text:p>
          </table:table-cell>
          <table:table-cell office:value-type="float" office:value="21417000" calcext:value-type="float">
            <text:p>21417000</text:p>
          </table:table-cell>
          <table:table-cell office:value-type="float" office:value="23491200" calcext:value-type="float">
            <text:p>23491200</text:p>
          </table:table-cell>
          <table:table-cell office:value-type="float" office:value="25518000" calcext:value-type="float">
            <text:p>25518000</text:p>
          </table:table-cell>
          <table:table-cell office:value-type="float" office:value="27487200" calcext:value-type="float">
            <text:p>27487200</text:p>
          </table:table-cell>
          <table:table-cell office:value-type="float" office:value="29272350" calcext:value-type="float">
            <text:p>29272350</text:p>
          </table:table-cell>
          <table:table-cell office:value-type="float" office:value="30622635" calcext:value-type="float">
            <text:p>30622635</text:p>
          </table:table-cell>
          <table:table-cell office:value-type="float" office:value="31282992" calcext:value-type="float">
            <text:p>31282992</text:p>
          </table:table-cell>
          <table:table-cell office:value-type="float" office:value="31600221" calcext:value-type="float">
            <text:p>31600221</text:p>
          </table:table-cell>
          <table:table-cell office:value-type="float" office:value="31695906" calcext:value-type="float">
            <text:p>31695906</text:p>
          </table:table-cell>
          <table:table-cell office:value-type="float" office:value="31710696" calcext:value-type="float">
            <text:p>317106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adwyżka</text:p>
          </table:table-cell>
          <table:table-cell table:formula="of:=[.B3]-[.B2]" office:value-type="float" office:value="2646000" calcext:value-type="float">
            <text:p>2646000</text:p>
          </table:table-cell>
          <table:table-cell table:formula="of:=[.C3]-[.C2]" office:value-type="float" office:value="3039600" calcext:value-type="float">
            <text:p>3039600</text:p>
          </table:table-cell>
          <table:table-cell table:formula="of:=[.D3]-[.D2]" office:value-type="float" office:value="3426780" calcext:value-type="float">
            <text:p>3426780</text:p>
          </table:table-cell>
          <table:table-cell table:formula="of:=[.E3]-[.E2]" office:value-type="float" office:value="3850854" calcext:value-type="float">
            <text:p>3850854</text:p>
          </table:table-cell>
          <table:table-cell table:formula="of:=[.F3]-[.F2]" office:value-type="float" office:value="4819533" calcext:value-type="float">
            <text:p>4819533</text:p>
          </table:table-cell>
          <table:table-cell table:formula="of:=[.G3]-[.G2]" office:value-type="float" office:value="5580669" calcext:value-type="float">
            <text:p>5580669</text:p>
          </table:table-cell>
          <table:table-cell table:formula="of:=[.H3]-[.H2]" office:value-type="float" office:value="5701488" calcext:value-type="float">
            <text:p>5701488</text:p>
          </table:table-cell>
          <table:table-cell table:formula="of:=[.I3]-[.I2]" office:value-type="float" office:value="5753535" calcext:value-type="float">
            <text:p>5753535</text:p>
          </table:table-cell>
          <table:table-cell table:formula="of:=[.J3]-[.J2]" office:value-type="float" office:value="5775000" calcext:value-type="float">
            <text:p>5775000</text:p>
          </table:table-cell>
          <table:table-cell table:formula="of:=[.K3]-[.K2]" office:value-type="float" office:value="5775000" calcext:value-type="float">
            <text:p>57750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Kumulatywna nadwyżka wariant 2</text:p>
          </table:table-cell>
          <table:table-cell table:formula="of:=[.B4]" office:value-type="float" office:value="2646000" calcext:value-type="float">
            <text:p>2646000</text:p>
          </table:table-cell>
          <table:table-cell table:formula="of:=[.B4]+[.C4]" office:value-type="float" office:value="5685600" calcext:value-type="float">
            <text:p>5685600</text:p>
          </table:table-cell>
          <table:table-cell table:formula="of:=SUM([.B4:.D4])" office:value-type="float" office:value="9112380" calcext:value-type="float">
            <text:p>9112380</text:p>
          </table:table-cell>
          <table:table-cell table:formula="of:=SUM([.B4:.E4])" office:value-type="float" office:value="12963234" calcext:value-type="float">
            <text:p>129632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umulatywna nadwyżka wariant 3</text:p>
          </table:table-cell>
          <table:table-cell/>
          <table:table-cell table:formula="of:=[.C4]" office:value-type="float" office:value="3039600" calcext:value-type="float">
            <text:p>3039600</text:p>
          </table:table-cell>
          <table:table-cell table:formula="of:=SUM([.C4:.D4])" office:value-type="float" office:value="6466380" calcext:value-type="float">
            <text:p>6466380</text:p>
          </table:table-cell>
          <table:table-cell table:formula="of:=SUM([.C4:.E4])" office:value-type="float" office:value="10317234" calcext:value-type="float">
            <text:p>103172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umulatywna nadwyżka wariant 4</text:p>
          </table:table-cell>
          <table:table-cell table:number-columns-repeated="2"/>
          <table:table-cell table:formula="of:=[.D4]" office:value-type="float" office:value="3426780" calcext:value-type="float">
            <text:p>3426780</text:p>
          </table:table-cell>
          <table:table-cell table:formula="of:=SUM([.D4:.E4])" office:value-type="float" office:value="7277634" calcext:value-type="float">
            <text:p>7277634</text:p>
          </table:table-cell>
          <table:table-cell table:formula="of:=SUM([.D4:.F4])" office:value-type="float" office:value="12097167" calcext:value-type="float">
            <text:p>120971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umulatywna nadwyżka wariant 5</text:p>
          </table:table-cell>
          <table:table-cell table:number-columns-repeated="3"/>
          <table:table-cell table:formula="of:=[.E4]" office:value-type="float" office:value="3850854" calcext:value-type="float">
            <text:p>3850854</text:p>
          </table:table-cell>
          <table:table-cell table:formula="of:=SUM([.E4:.F4])" office:value-type="float" office:value="8670387" calcext:value-type="float">
            <text:p>8670387</text:p>
          </table:table-cell>
          <table:table-cell table:formula="of:=SUM([.E4:.G4])" office:value-type="float" office:value="14251056" calcext:value-type="float">
            <text:p>142510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umulatywna nadwyżka wariant 6</text:p>
          </table:table-cell>
          <table:table-cell table:number-columns-repeated="4"/>
          <table:table-cell table:formula="of:=[.F4]" office:value-type="float" office:value="4819533" calcext:value-type="float">
            <text:p>4819533</text:p>
          </table:table-cell>
          <table:table-cell table:formula="of:=SUM([.F4:.G4])" office:value-type="float" office:value="10400202" calcext:value-type="float">
            <text:p>104002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oszt budowy piekarni Poznań</text:p>
          </table:table-cell>
          <table:table-cell office:value-type="float" office:value="9200000" calcext:value-type="float">
            <text:p>92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ia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PV</text:p>
          </table:table-cell>
          <table:table-cell table:formula="of:=[.B2]+[.C2]/1.15+[.D2]/1.15^2+[.E2]/1.15^3+[.F2]/1.15^4" office:value-type="float" office:value="82781394.7598815" calcext:value-type="float">
            <text:p>82781394,7598815</text:p>
          </table:table-cell>
          <table:table-cell table:formula="of:=[.B3]-[.B10]+[.C3]/1.15+[.D3]/1.15^2+[.E3]/1.15^3+[.F3]/1.15^4" office:value-type="float" office:value="86749245.8396018" calcext:value-type="float">
            <text:p>86749245,8396018</text:p>
          </table:table-cell>
          <table:table-cell table:formula="of:=[.B2]+([.C3]-[.B10])/1.15+[.D3]/1.15^2+[.E3]/1.15^3+[.F3]/1.15^4" office:value-type="float" office:value="85303245.8396018" calcext:value-type="float">
            <text:p>85303245,8396018</text:p>
          </table:table-cell>
          <table:table-cell table:formula="of:=[.B2]+[.C2]/1.15+([.D3]-[.B10])/1.15^2+[.E3]/1.15^3+[.F3]/1.15^4" office:value-type="float" office:value="83703593.6656887" calcext:value-type="float">
            <text:p>83703593,6656887</text:p>
          </table:table-cell>
          <table:table-cell table:formula="of:=[.B2]+[.C2]/1.15+[.D2]/1.15^2+([.E3]-[.B10])/1.15^3+[.F3]/1.15^4" office:value-type="float" office:value="82019828.0702256" calcext:value-type="float">
            <text:p>82019828,0702256</text:p>
          </table:table-cell>
          <table:table-cell table:formula="of:=[.B2]+[.C2]/1.15+[.D2]/1.15^2+[.E2]/1.15^3+([.F3]-[.B10])/1.15^4" office:value-type="float" office:value="80276848.5354183" calcext:value-type="float">
            <text:p>80276848,53541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Okres zwrotu</text:p>
          </table:table-cell>
          <table:table-cell office:value-type="string" calcext:value-type="string">
            <text:p>nd.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1">
        <table:table-column table:style-name="co3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3" table:style-name="ta1">
        <table:table-column table:style-name="co3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0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6">00.00.0000</text:date>, <text:time style:data-style-name="N2" text:time-value="0000-00-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_64 LibreOffice_project/410m0$Build-3</meta:generator>
    <meta:initial-creator>Łukasz Wieczorek</meta:initial-creator>
    <dc:creator>luke </dc:creator>
    <meta:creation-date>2013-10-26T13:49:50Z</meta:creation-date>
    <dc:date>2013-10-26T17:51:53.918874394</dc:date>
    <meta:editing-duration>PT33M13S</meta:editing-duration>
    <meta:editing-cycles>7</meta:editing-cycles>
    <meta:document-statistic meta:table-count="3" meta:cell-count="87" meta:object-count="0"/>
  </office:meta>
</office:document-meta>
</file>